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5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36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37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37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3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3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39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40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40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4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4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42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43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43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44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44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44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45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45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46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46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47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47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4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48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4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9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49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501" style:family="table-cell" style:parent-style-name="Default">
      <style:map style:condition="cell-content()!=&quot;&quot;" style:apply-style-name="ConditionalStyle_5f_1" style:base-cell-address="'RTS-Template'.BA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9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49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50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50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5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5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5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5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52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53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53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54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54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54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55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55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56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56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56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57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57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58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58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5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59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59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60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60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6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6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6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6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62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63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63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5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352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369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373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377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381" office:value-type="float" office:value="2" calcext:value-type="float" table:number-columns-spanned="2" table:number-rows-spanned="1">
            <text:p>2</text:p>
          </table:table-cell>
          <table:covered-table-cell table:style-name="ce365"/>
          <table:table-cell table:style-name="ce388" office:value-type="float" office:value="2" calcext:value-type="float" table:number-columns-spanned="2" table:number-rows-spanned="1">
            <text:p>2</text:p>
          </table:table-cell>
          <table:covered-table-cell table:style-name="ce365"/>
          <table:table-cell table:style-name="ce396" office:value-type="float" office:value="2" calcext:value-type="float" table:number-columns-spanned="2" table:number-rows-spanned="1">
            <text:p>2</text:p>
          </table:table-cell>
          <table:covered-table-cell table:style-name="ce365"/>
          <table:table-cell table:style-name="ce402" office:value-type="float" office:value="1" calcext:value-type="float" table:number-columns-spanned="2" table:number-rows-spanned="1">
            <text:p>1</text:p>
          </table:table-cell>
          <table:covered-table-cell table:style-name="ce365"/>
          <table:table-cell table:style-name="ce407" office:value-type="float" office:value="1" calcext:value-type="float" table:number-columns-spanned="2" table:number-rows-spanned="1">
            <text:p>1</text:p>
          </table:table-cell>
          <table:covered-table-cell table:style-name="ce365"/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ce365"/>
          <table:table-cell table:style-name="ce419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425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431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437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441" office:value-type="float" office:value="2" calcext:value-type="float" table:number-columns-spanned="2" table:number-rows-spanned="1">
            <text:p>2</text:p>
          </table:table-cell>
          <table:covered-table-cell table:style-name="ce365"/>
          <table:table-cell table:style-name="ce445" office:value-type="float" office:value="2" calcext:value-type="float" table:number-columns-spanned="2" table:number-rows-spanned="1">
            <text:p>2</text:p>
          </table:table-cell>
          <table:covered-table-cell table:style-name="ce365"/>
          <table:table-cell table:style-name="ce449" office:value-type="float" office:value="2" calcext:value-type="float" table:number-columns-spanned="2" table:number-rows-spanned="1">
            <text:p>2</text:p>
          </table:table-cell>
          <table:covered-table-cell table:style-name="ce365"/>
          <table:table-cell table:style-name="ce453" office:value-type="float" office:value="1" calcext:value-type="float" table:number-columns-spanned="2" table:number-rows-spanned="1">
            <text:p>1</text:p>
          </table:table-cell>
          <table:covered-table-cell table:style-name="ce365"/>
          <table:table-cell table:style-name="ce457" office:value-type="float" office:value="1" calcext:value-type="float" table:number-columns-spanned="2" table:number-rows-spanned="1">
            <text:p>1</text:p>
          </table:table-cell>
          <table:covered-table-cell table:style-name="ce365"/>
          <table:table-cell table:style-name="ce462" office:value-type="float" office:value="1" calcext:value-type="float" table:number-columns-spanned="2" table:number-rows-spanned="1">
            <text:p>1</text:p>
          </table:table-cell>
          <table:covered-table-cell table:style-name="ce365"/>
          <table:table-cell table:style-name="ce468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474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478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482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486" office:value-type="float" office:value="2" calcext:value-type="float" table:number-columns-spanned="2" table:number-rows-spanned="1">
            <text:p>2</text:p>
          </table:table-cell>
          <table:covered-table-cell table:style-name="ce365"/>
          <table:table-cell table:style-name="ce492" office:value-type="float" office:value="2" calcext:value-type="float" table:number-columns-spanned="2" table:number-rows-spanned="1">
            <text:p>2</text:p>
          </table:table-cell>
          <table:covered-table-cell table:style-name="ce365"/>
          <table:table-cell table:style-name="ce499" office:value-type="float" office:value="2" calcext:value-type="float" table:number-columns-spanned="2" table:number-rows-spanned="1">
            <text:p>2</text:p>
          </table:table-cell>
          <table:covered-table-cell table:style-name="ce365"/>
          <table:table-cell table:style-name="ce504" office:value-type="float" office:value="1" calcext:value-type="float" table:number-columns-spanned="2" table:number-rows-spanned="1">
            <text:p>1</text:p>
          </table:table-cell>
          <table:covered-table-cell table:style-name="ce365"/>
          <table:table-cell table:style-name="ce508" table:number-columns-spanned="2" table:number-rows-spanned="1"/>
          <table:covered-table-cell table:style-name="ce365"/>
          <table:table-cell table:style-name="ce512" table:number-columns-spanned="2" table:number-rows-spanned="1"/>
          <table:covered-table-cell table:style-name="ce365"/>
          <table:table-cell table:style-name="ce516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520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524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528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532" table:number-columns-spanned="2" table:number-rows-spanned="1"/>
          <table:covered-table-cell table:style-name="ce365"/>
          <table:table-cell table:style-name="ce536" table:number-columns-spanned="2" table:number-rows-spanned="1"/>
          <table:covered-table-cell table:style-name="ce365"/>
          <table:table-cell table:style-name="ce540" office:value-type="float" office:value="2" calcext:value-type="float" table:number-columns-spanned="2" table:number-rows-spanned="1">
            <text:p>2</text:p>
          </table:table-cell>
          <table:covered-table-cell table:style-name="ce365"/>
          <table:table-cell table:style-name="ce544" office:value-type="float" office:value="2" calcext:value-type="float" table:number-columns-spanned="2" table:number-rows-spanned="1">
            <text:p>2</text:p>
          </table:table-cell>
          <table:covered-table-cell table:style-name="ce365"/>
          <table:table-cell table:style-name="ce548" office:value-type="float" office:value="2" calcext:value-type="float" table:number-columns-spanned="2" table:number-rows-spanned="1">
            <text:p>2</text:p>
          </table:table-cell>
          <table:covered-table-cell table:style-name="ce365"/>
          <table:table-cell table:style-name="ce552" table:number-columns-spanned="2" table:number-rows-spanned="1"/>
          <table:covered-table-cell table:style-name="ce365"/>
          <table:table-cell table:style-name="ce556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560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564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572" office:value-type="float" office:value="1" calcext:value-type="float" table:number-columns-spanned="2" table:number-rows-spanned="1">
            <text:p>1</text:p>
          </table:table-cell>
          <table:covered-table-cell table:style-name="ce365"/>
          <table:table-cell table:style-name="ce576" office:value-type="float" office:value="1" calcext:value-type="float" table:number-columns-spanned="2" table:number-rows-spanned="1">
            <text:p>1</text:p>
          </table:table-cell>
          <table:covered-table-cell table:style-name="ce365"/>
          <table:table-cell table:style-name="ce580" office:value-type="float" office:value="1" calcext:value-type="float" table:number-columns-spanned="2" table:number-rows-spanned="1">
            <text:p>1</text:p>
          </table:table-cell>
          <table:covered-table-cell table:style-name="ce365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365"/>
          <table:table-cell table:style-name="ce588" office:value-type="float" office:value="2" calcext:value-type="float" table:number-columns-spanned="2" table:number-rows-spanned="1">
            <text:p>2</text:p>
          </table:table-cell>
          <table:covered-table-cell table:style-name="ce365"/>
          <table:table-cell table:style-name="ce592" office:value-type="float" office:value="2" calcext:value-type="float" table:number-columns-spanned="2" table:number-rows-spanned="1">
            <text:p>2</text:p>
          </table:table-cell>
          <table:covered-table-cell table:style-name="ce365"/>
          <table:table-cell table:style-name="ce596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600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604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610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616" office:value-type="float" office:value="2" calcext:value-type="float" table:number-columns-spanned="2" table:number-rows-spanned="1">
            <text:p>2</text:p>
          </table:table-cell>
          <table:covered-table-cell table:style-name="ce365"/>
          <table:table-cell table:style-name="ce620" office:value-type="float" office:value="1" calcext:value-type="float" table:number-columns-spanned="2" table:number-rows-spanned="1">
            <text:p>1</text:p>
          </table:table-cell>
          <table:covered-table-cell table:style-name="ce365"/>
          <table:table-cell table:style-name="ce624" office:value-type="float" office:value="1" calcext:value-type="float" table:number-columns-spanned="2" table:number-rows-spanned="1">
            <text:p>1</text:p>
          </table:table-cell>
          <table:covered-table-cell table:style-name="ce365"/>
          <table:table-cell table:style-name="ce628" office:value-type="float" office:value="1" calcext:value-type="float" table:number-columns-spanned="2" table:number-rows-spanned="1">
            <text:p>1</text:p>
          </table:table-cell>
          <table:covered-table-cell table:style-name="ce365"/>
          <table:table-cell table:style-name="ce632" table:number-columns-spanned="2" table:number-rows-spanned="1"/>
          <table:covered-table-cell table:style-name="ce365"/>
          <table:table-cell table:style-name="ce636" table:number-columns-spanned="2" table:number-rows-spanned="1"/>
          <table:covered-table-cell table:style-name="ce365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office:value-type="string" calcext:value-type="string" table:number-columns-spanned="2" table:number-rows-spanned="1">
            <text:p>D0!</text:p>
          </table:table-cell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495" table:number-columns-spanned="2" table:number-rows-spanned="1"/>
          <table:covered-table-cell table:style-name="ce50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<text:span text:style-name="T1">0</text:span><text:span text:style-name="T2">1</text:span>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office:value-type="string" calcext:value-type="string" table:number-columns-spanned="2" table:number-rows-spanned="1">
            <text:p>R1</text:p>
          </table:table-cell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office:value-type="string" calcext:value-type="string" table:number-columns-spanned="2" table:number-rows-spanned="1">
            <text:p>D5</text:p>
          </table:table-cell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office:value-type="string" calcext:value-type="string" table:number-columns-spanned="2" table:number-rows-spanned="1">
            <text:p>R6!</text:p>
          </table:table-cell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repeated="26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641" table:number-columns-spanned="2" table:number-rows-spanned="1"/>
          <table:covered-table-cell table:style-name="ce641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9:'RTS-Template'.BA9">
            <calcext:condition calcext:apply-style-name="ConditionalStyle_1" calcext:value="!=&quot;&quot;" calcext:base-cell-address="'RTS-Template'.AZ9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A8:'RTS-Template'.BA8">
            <calcext:condition calcext:apply-style-name="ConditionalStyle_1" calcext:value="!=&quot;&quot;" calcext:base-cell-address="'RTS-Template'.BA8"/>
          </calcext:conditional-format>
          <calcext:conditional-format calcext:target-range-address="'RTS-Template'.AZ8:'RTS-Template'.AZ8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654"/>
        <table:table-column table:style-name="co8" table:default-cell-style-name="ce654"/>
        <table:table-column table:style-name="co7" table:default-cell-style-name="ce654"/>
        <table:table-column table:style-name="co6" table:default-cell-style-name="ce327"/>
        <table:table-column table:style-name="co7" table:default-cell-style-name="ce654"/>
        <table:table-column table:style-name="co6" table:default-cell-style-name="ce654"/>
        <table:table-column table:style-name="co7" table:default-cell-style-name="ce654"/>
        <table:table-column table:style-name="co6" table:default-cell-style-name="ce654"/>
        <table:table-column table:style-name="co4" table:number-columns-repeated="1014" table:default-cell-style-name="ce65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21:43:42.094003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18T15:46:09.678014000</dc:date>
    <meta:editing-cycles>29</meta:editing-cycles>
    <meta:editing-duration>PT20H4M52S</meta:editing-duration>
    <meta:generator>LibreOffice/5.3.4.2$MacOSX_X86_64 LibreOffice_project/f82d347ccc0be322489bf7da61d7e4ad13fe2ff3</meta:generator>
    <meta:print-date>2017-05-07T12:53:58.279000000</meta:print-date>
    <meta:document-statistic meta:table-count="2" meta:cell-count="40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